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elocidades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formula="of:=((3*([.A2])-([.A2]*[.A2])/20000) -25000 )/[.B2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9000" calcext:value-type="float">
            <text:p>9000</text:p>
          </table:table-cell>
          <table:table-cell table:formula="of:=((3*([.A3])-([.A3]*[.A3])/20000) -25000 )/[.B3]"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000" calcext:value-type="float">
            <text:p>8000</text:p>
          </table:table-cell>
          <table:table-cell table:formula="of:=((3*([.A4])-([.A4]*[.A4])/20000) -25000 )/[.B4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000" calcext:value-type="float">
            <text:p>7000</text:p>
          </table:table-cell>
          <table:table-cell table:formula="of:=((3*([.A5])-([.A5]*[.A5])/20000) -25000 )/[.B5]"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000" calcext:value-type="float">
            <text:p>6000</text:p>
          </table:table-cell>
          <table:table-cell table:formula="of:=((3*([.A6])-([.A6]*[.A6])/20000) -25000 )/[.B6]"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((3*([.A7])-([.A7]*[.A7])/20000) -25000 )/[.B7]"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000" calcext:value-type="float">
            <text:p>4000</text:p>
          </table:table-cell>
          <table:table-cell table:formula="of:=((3*([.A8])-([.A8]*[.A8])/20000) -25000 )/[.B8]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000" calcext:value-type="float">
            <text:p>3000</text:p>
          </table:table-cell>
          <table:table-cell table:formula="of:=((3*([.A9])-([.A9]*[.A9])/20000) -25000 )/[.B9]"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000" calcext:value-type="float">
            <text:p>2000</text:p>
          </table:table-cell>
          <table:table-cell table:formula="of:=((3*([.A10])-([.A10]*[.A10])/20000) -25000 )/[.B10]"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00" calcext:value-type="float">
            <text:p>1000</text:p>
          </table:table-cell>
          <table:table-cell table:formula="of:=((3*([.A11])-([.A11]*[.A11])/20000) -25000 )/[.B11]"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((3*([.A12])-([.A12]*[.A12])/20000) -25000 )/[.B12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1:52:12.118022735</meta:creation-date>
    <dc:date>2024-04-05T12:11:06.475623490</dc:date>
    <meta:editing-duration>PT6M41S</meta:editing-duration>
    <meta:editing-cycles>1</meta:editing-cycles>
    <meta:document-statistic meta:table-count="1" meta:cell-count="36" meta:object-count="0"/>
    <meta:generator>LibreOffice/24.2.2.2$Linux_X86_64 LibreOffice_project/427a8baee0312a7693737440f205d2e411d50bad</meta:generator>
  </office:meta>
</office:document-meta>
</file>